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cdf4" officeooo:paragraph-rsid="001ecdf4"/>
    </style:style>
    <style:style style:name="P2" style:family="paragraph" style:parent-style-name="Standard">
      <style:text-properties officeooo:paragraph-rsid="001ecdf4"/>
    </style:style>
    <style:style style:name="P3" style:family="paragraph" style:parent-style-name="Standard">
      <style:text-properties officeooo:paragraph-rsid="001f64f0"/>
    </style:style>
    <style:style style:name="P4" style:family="paragraph" style:parent-style-name="Standard">
      <style:text-properties officeooo:rsid="00204896" officeooo:paragraph-rsid="00204896"/>
    </style:style>
    <style:style style:name="P5" style:family="paragraph" style:parent-style-name="Standard">
      <style:text-properties officeooo:paragraph-rsid="0021b24c"/>
    </style:style>
    <style:style style:name="T1" style:family="text">
      <style:text-properties officeooo:rsid="001ecd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4896" style:font-weight-asian="bold" style:font-weight-complex="bold"/>
    </style:style>
    <style:style style:name="T4" style:family="text">
      <style:text-properties officeooo:rsid="001f64f0"/>
    </style:style>
    <style:style style:name="T5" style:family="text">
      <style:text-properties officeooo:rsid="00204896"/>
    </style:style>
    <style:style style:name="T6" style:family="text">
      <style:text-properties officeooo:rsid="00213ab5"/>
    </style:style>
    <style:style style:name="T7" style:family="text">
      <style:text-properties officeooo:rsid="00220f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ceptions</text:p>
      <text:p text:style-name="P2">E<text:span text:style-name="T1">vent that occurs during the execution of a program that disrupts normal flow of the programm. We handle exception to maintain the normal flow of the application.7</text:span></text:p>
      <text:p text:style-name="P2"/>
      <text:p text:style-name="P2">The java.lang.<text:span text:style-name="T2">Throwable</text:span> class is the root class of Java Exception. </text:p>
      <text:p text:style-name="P3"><text:span text:style-name="T4">Inherited by two subclasses: Exception and Error</text:span></text:p>
      <text:p text:style-name="P3"/>
      <text:p text:style-name="P4">Types:</text:p>
      <text:p text:style-name="P5"><text:span text:style-name="T3">Checked</text:span><text:span text:style-name="T5"> Ex: checked at compile time. Catching or declare to throw them: IOException, SQLExceltion, ClassNotFound </text:span></text:p>
      <text:p text:style-name="P5"><text:span text:style-name="T5"><text:line-break/></text:span><text:span text:style-name="T3">Unchecked</text:span><text:span text:style-name="T5"> Ex: runtime, occur due to programming erros (logs, incorrect assumptions) – optional to handle them (NullPointerException, ArrayIndexOutOfBoundsException, ArithmetiEx). Extends </text:span></text:p>
      <text:p text:style-name="P5"><text:span text:style-name="T3">RuntimeException</text:span><text:span text:style-name="T5"> (extedns Excpetion)<text:line-break/></text:span></text:p>
      <text:p text:style-name="P5"><text:span text:style-name="T3">Error </text:span><text:span text:style-name="T5">– </text:span><text:span text:style-name="T6">exceptional conditions that are not expected to be caught under normal circumstances, </text:span><text:span text:style-name="T7">StackOverflowError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6T16:53:20.730759693</meta:creation-date>
    <dc:date>2025-02-16T17:03:29.611281735</dc:date>
    <meta:editing-duration>PT10M6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9" meta:word-count="97" meta:character-count="744" meta:non-whitespace-character-count="649"/>
  </office:meta>
</office:document-meta>
</file>